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3.08cm"/>
    </style:style>
    <style:style style:name="co11" style:family="table-column">
      <style:table-column-properties fo:break-before="auto" style:column-width="3.052cm"/>
    </style:style>
    <style:style style:name="co12" style:family="table-column">
      <style:table-column-properties fo:break-before="auto" style:column-width="2.997cm"/>
    </style:style>
    <style:style style:name="co13" style:family="table-column">
      <style:table-column-properties fo:break-before="auto" style:column-width="2.7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joueur">
      <style:table-properties table:display="true" style:writing-mode="lr-tb"/>
    </style:style>
    <style:style style:name="ta3" style:family="table" style:master-page-name="PageStyle_5f_tournoi">
      <style:table-properties table:display="true" style:writing-mode="lr-tb"/>
    </style:style>
    <style:style style:name="ta4" style:family="table" style:master-page-name="PageStyle_5f_parti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6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joueur</text:p>
          </table:table-cell>
          <table:table-cell table:style-name="ce7" table:number-columns-repeated="1023"/>
        </table:table-row>
        <table:table-row table:style-name="ro1">
          <table:table-cell/>
          <table:table-cell table:style-name="ce3" office:value-type="string" calcext:value-type="string">
            <text:p>id_joueur</text:p>
          </table:table-cell>
          <table:table-cell table:style-name="ce3" office:value-type="string" calcext:value-type="string">
            <text:p>prenom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elo</text:p>
          </table:table-cell>
          <table:table-cell table:style-name="ce3" office:value-type="string" calcext:value-type="string">
            <text:p>arbitre_grade</text:p>
          </table:table-cell>
          <table:table-cell table:style-name="ce3" office:value-type="string" calcext:value-type="string">
            <text:p>entraineu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do</text:p>
          </table:table-cell>
          <table:table-cell office:value-type="string" calcext:value-type="string">
            <text:p>theque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ass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jave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rbitre Clu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oré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bitre Open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rack</text:p>
          </table:table-cell>
          <table:table-cell office:value-type="string" calcext:value-type="string">
            <text:p>afritt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gratte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kiroul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ros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Arbitre Clu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tournoi</text:p>
          </table:table-cell>
          <table:table-cell table:style-name="ce7" table:number-columns-repeated="1023"/>
        </table:table-row>
        <table:table-row table:style-name="ro1">
          <table:table-cell/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cadence</text:p>
          </table:table-cell>
          <table:table-cell table:style-name="ce4" office:value-type="string" calcext:value-type="string">
            <text:p>arbitre</text:p>
          </table:table-cell>
          <table:table-cell table:style-name="ce4" office:value-type="string" calcext:value-type="string">
            <text:p>nb_rondes</text:p>
          </table:table-cell>
          <table:table-cell table:style-name="ce4" office:value-type="string" calcext:value-type="string">
            <text:p>debut</text:p>
          </table:table-cell>
          <table:table-cell table:style-name="ce4" office:value-type="string" calcext:value-type="string">
            <text:p>fin</text:p>
          </table:table-cell>
          <table:table-cell table:style-name="ce4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en de Rennes</text:p>
          </table:table-cell>
          <table:table-cell office:value-type="string" calcext:value-type="string">
            <text:p>Lente</text:p>
          </table:table-cell>
          <table:table-cell office:value-type="string" calcext:value-type="string">
            <text:p>eva porée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23-09-01" calcext:value-type="date">
            <text:p>01/09/2023</text:p>
          </table:table-cell>
          <table:table-cell table:style-name="ce5" office:value-type="date" office:date-value="2023-09-08" calcext:value-type="date">
            <text:p>08/09/20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pide de Bruz</text:p>
          </table:table-cell>
          <table:table-cell office:value-type="string" calcext:value-type="string">
            <text:p>Rapide</text:p>
          </table:table-cell>
          <table:table-cell office:value-type="string" calcext:value-type="string">
            <text:p>aude jave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" office:value-type="date" office:date-value="2023-09-25" calcext:value-type="date">
            <text:p>25/09/20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itz de Noel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aude javel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5" office:value-type="date" office:date-value="2023-12-20" calcext:value-type="date">
            <text:p>20/12/20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it de blitz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aude javel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5" office:value-type="date" office:date-value="2024-01-10" calcext:value-type="date">
            <text:p>10/01/2024</text:p>
          </table:table-cell>
          <table:table-cell table:number-columns-repeated="1016"/>
        </table:table-row>
      </table:table>
      <table:table table:name="joueur" table:style-name="ta2"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1019" table:default-cell-style-name="Default"/>
        <table:table-row table:style-name="ro1">
          <table:table-cell table:style-name="ce3" office:value-type="string" calcext:value-type="string">
            <text:p>id_joueur</text:p>
          </table:table-cell>
          <table:table-cell table:style-name="ce3" office:value-type="string" calcext:value-type="string">
            <text:p>prenom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elo</text:p>
          </table:table-cell>
          <table:table-cell table:style-name="ce3" office:value-type="string" calcext:value-type="string">
            <text:p>arbitre_grade</text:p>
          </table:table-cell>
          <table:table-cell table:style-name="ce3" office:value-type="string" calcext:value-type="string">
            <text:p>entraineur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do</text:p>
          </table:table-cell>
          <table:table-cell office:value-type="string" calcext:value-type="string">
            <text:p>theque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ass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jave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rbitre Club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oré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bitre Open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ack</text:p>
          </table:table-cell>
          <table:table-cell office:value-type="string" calcext:value-type="string">
            <text:p>afritt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gratte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kiroul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ros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Arbitre Club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urnoi" table:style-name="ta3">
        <table:table-column table:style-name="co9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7" table:number-columns-repeated="2" table:default-cell-style-name="Default"/>
        <table:table-column table:style-name="co9" table:number-columns-repeated="1017" table:default-cell-style-name="Default"/>
        <table:table-row table:style-name="ro1"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cadence</text:p>
          </table:table-cell>
          <table:table-cell table:style-name="ce4" office:value-type="string" calcext:value-type="string">
            <text:p>id_arbitre</text:p>
          </table:table-cell>
          <table:table-cell table:style-name="ce4" office:value-type="string" calcext:value-type="string">
            <text:p>nb_rondes</text:p>
          </table:table-cell>
          <table:table-cell table:style-name="ce4" office:value-type="string" calcext:value-type="string">
            <text:p>debut</text:p>
          </table:table-cell>
          <table:table-cell table:style-name="ce4" office:value-type="string" calcext:value-type="string">
            <text:p>fin</text:p>
          </table:table-cell>
          <table:table-cell table:style-name="ce4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de Rennes</text:p>
          </table:table-cell>
          <table:table-cell office:value-type="string" calcext:value-type="string">
            <text:p>Lent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23-09-01" calcext:value-type="date">
            <text:p>01/09/2023</text:p>
          </table:table-cell>
          <table:table-cell table:style-name="ce5" office:value-type="date" office:date-value="2023-09-08" calcext:value-type="date">
            <text:p>08/09/202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pide de Bruz</text:p>
          </table:table-cell>
          <table:table-cell office:value-type="string" calcext:value-type="string">
            <text:p>Rapid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" office:value-type="date" office:date-value="2023-09-25" calcext:value-type="date">
            <text:p>25/09/202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itz de Noel</text:p>
          </table:table-cell>
          <table:table-cell office:value-type="string" calcext:value-type="string">
            <text:p>Blitz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5" office:value-type="date" office:date-value="2023-12-20" calcext:value-type="date">
            <text:p>20/12/20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it de blitz</text:p>
          </table:table-cell>
          <table:table-cell office:value-type="string" calcext:value-type="string">
            <text:p>Blitz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5" office:value-type="date" office:date-value="2024-01-10" calcext:value-type="date">
            <text:p>10/01/2024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4">
        <office:forms form:automatic-focus="false" form:apply-design-mode="false"/>
        <table:table-column table:style-name="co9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1019" table:default-cell-style-name="Default"/>
        <table:table-row table:style-name="ro1"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id_joueur</text:p>
          </table:table-cell>
          <table:table-cell table:style-name="ce4"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1:17:49.7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oueur" style:display-name="PageStyle_joue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bitre_5f_grade" style:display-name="PageStyle_arbitre_gr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urnoi" style:display-name="PageStyle_tourno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dence" style:display-name="PageStyle_cade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ie" style:display-name="PageStyle_parti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ENEUVILLE Ludovic</meta:initial-creator>
    <meta:creation-date>2023-06-05T13:03:43</meta:creation-date>
    <dc:date>2023-07-04T11:18:32.738000000</dc:date>
    <meta:generator>LibreOffice/7.1.3.2$Windows_X86_64 LibreOffice_project/47f78053abe362b9384784d31a6e56f8511eb1c1</meta:generator>
    <meta:editing-duration>PT5M47S</meta:editing-duration>
    <meta:editing-cycles>2</meta:editing-cycles>
    <meta:document-statistic meta:table-count="4" meta:cell-count="194" meta:object-count="0"/>
    <meta:user-defined meta:name="AppVersion">16.0300</meta:user-defined>
    <meta:user-defined meta:name="Company">ENSAI</meta:user-defined>
  </office:meta>
</office:document-meta>
</file>